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/00/00</text:date>, <text:time style:data-style-name="N2" text:time-value="21:39:34.14457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2-18T21:40:32.140937201</dc:date>
    <meta:editing-duration>PT7H47M54S</meta:editing-duration>
    <meta:editing-cycles>149</meta:editing-cycles>
    <meta:generator>LibreOffice/5.0.1.2$Linux_X86_64 LibreOffice_project/81898c9f5c0d43f3473ba111d7b351050be20261</meta:generator>
    <meta:document-statistic meta:table-count="3" meta:cell-count="449" meta:object-count="0"/>
  </office:meta>
</office:document-meta>
</file>